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na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>
            <text:p>PLCP</text:p>
          </table:table-cell>
          <table:table-cell office:value-type="float" office:value="118.875">
            <text:p>118,875</text:p>
          </table:table-cell>
          <table:table-cell/>
          <table:table-cell office:value-type="string">
            <text:p>Sampled (8)</text:p>
          </table:table-cell>
          <table:table-cell table:style-name="ce1" office:value-type="float" office:value="246.176">
            <text:p>246,176</text:p>
          </table:table-cell>
          <table:table-cell/>
          <table:table-cell office:value-type="string">
            <text:p>Sampled (16)</text:p>
          </table:table-cell>
          <table:table-cell table:style-name="ce1" office:value-type="float" office:value="240.074">
            <text:p>240,074</text:p>
          </table:table-cell>
          <table:table-cell/>
          <table:table-cell office:value-type="string">
            <text:p>Locate</text:p>
          </table:table-cell>
          <table:table-cell/>
        </table:table-row>
        <table:table-row table:style-name="ro1">
          <table:table-cell office:value-type="string">
            <text:p>Sample rate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.$L3]+[.D$1]" office:value-type="float" office:value="742.284">
            <text:p>742,284</text:p>
          </table:table-cell>
          <table:table-cell table:formula="of:=[.M3]" office:value-type="float" office:value="3.49989">
            <text:p>3,49989</text:p>
          </table:table-cell>
          <table:table-cell/>
          <table:table-cell table:formula="of:=[.$L3]+[.G$1]" office:value-type="float" office:value="869.585">
            <text:p>869,585</text:p>
          </table:table-cell>
          <table:table-cell office:value-type="float" office:value="1.34929">
            <text:p>1,34929</text:p>
          </table:table-cell>
          <table:table-cell/>
          <table:table-cell table:formula="of:=[.$L3]+[.J$1]" office:value-type="float" office:value="863.483">
            <text:p>863,483</text:p>
          </table:table-cell>
          <table:table-cell office:value-type="float" office:value="1.82276">
            <text:p>1,82276</text:p>
          </table:table-cell>
          <table:table-cell/>
          <table:table-cell office:value-type="float" office:value="623.409">
            <text:p>623,409</text:p>
          </table:table-cell>
          <table:table-cell office:value-type="float" office:value="3.49989">
            <text:p>3,499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.$L4]+[.D$1]" office:value-type="float" office:value="561.027">
            <text:p>561,027</text:p>
          </table:table-cell>
          <table:table-cell table:formula="of:=[.M4]" office:value-type="float" office:value="7.49916">
            <text:p>7,49916</text:p>
          </table:table-cell>
          <table:table-cell/>
          <table:table-cell table:formula="of:=[.$L4]+[.G$1]" office:value-type="float" office:value="688.328">
            <text:p>688,328</text:p>
          </table:table-cell>
          <table:table-cell table:formula="of:=[.G$3]" office:value-type="float" office:value="1.34929">
            <text:p>1,34929</text:p>
          </table:table-cell>
          <table:table-cell/>
          <table:table-cell table:formula="of:=[.$L4]+[.J$1]" office:value-type="float" office:value="682.226">
            <text:p>682,226</text:p>
          </table:table-cell>
          <table:table-cell table:formula="of:=[.J$3]" office:value-type="float" office:value="1.82276">
            <text:p>1,82276</text:p>
          </table:table-cell>
          <table:table-cell/>
          <table:table-cell office:value-type="float" office:value="442.152">
            <text:p>442,152</text:p>
          </table:table-cell>
          <table:table-cell office:value-type="float" office:value="7.49916">
            <text:p>7,499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[.$L5]+[.D$1]" office:value-type="float" office:value="469.948">
            <text:p>469,948</text:p>
          </table:table-cell>
          <table:table-cell table:formula="of:=[.M5]" office:value-type="float" office:value="15.4899">
            <text:p>15,4899</text:p>
          </table:table-cell>
          <table:table-cell/>
          <table:table-cell table:formula="of:=[.$L5]+[.G$1]" office:value-type="float" office:value="597.249">
            <text:p>597,249</text:p>
          </table:table-cell>
          <table:table-cell table:formula="of:=[.G$3]" office:value-type="float" office:value="1.34929">
            <text:p>1,34929</text:p>
          </table:table-cell>
          <table:table-cell/>
          <table:table-cell table:formula="of:=[.$L5]+[.J$1]" office:value-type="float" office:value="591.147">
            <text:p>591,147</text:p>
          </table:table-cell>
          <table:table-cell table:formula="of:=[.J$3]" office:value-type="float" office:value="1.82276">
            <text:p>1,82276</text:p>
          </table:table-cell>
          <table:table-cell/>
          <table:table-cell office:value-type="float" office:value="351.073">
            <text:p>351,073</text:p>
          </table:table-cell>
          <table:table-cell office:value-type="float" office:value="15.4899">
            <text:p>15,4899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$L6]+[.D$1]" office:value-type="float" office:value="424.563">
            <text:p>424,563</text:p>
          </table:table-cell>
          <table:table-cell table:formula="of:=[.M6]" office:value-type="float" office:value="31.4851">
            <text:p>31,4851</text:p>
          </table:table-cell>
          <table:table-cell/>
          <table:table-cell table:formula="of:=[.$L6]+[.G$1]" office:value-type="float" office:value="551.864">
            <text:p>551,864</text:p>
          </table:table-cell>
          <table:table-cell table:formula="of:=[.G$3]" office:value-type="float" office:value="1.34929">
            <text:p>1,34929</text:p>
          </table:table-cell>
          <table:table-cell/>
          <table:table-cell table:formula="of:=[.$L6]+[.J$1]" office:value-type="float" office:value="545.762">
            <text:p>545,762</text:p>
          </table:table-cell>
          <table:table-cell table:formula="of:=[.J$3]" office:value-type="float" office:value="1.82276">
            <text:p>1,82276</text:p>
          </table:table-cell>
          <table:table-cell/>
          <table:table-cell office:value-type="float" office:value="305.688">
            <text:p>305,688</text:p>
          </table:table-cell>
          <table:table-cell office:value-type="float" office:value="31.4851">
            <text:p>31,4851</text:p>
          </table:table-cell>
        </table:table-row>
      </table:table>
      <table:table table:name="english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>
            <text:p>PLCP</text:p>
          </table:table-cell>
          <table:table-cell office:value-type="float" office:value="123.438">
            <text:p>123,438</text:p>
          </table:table-cell>
          <table:table-cell/>
          <table:table-cell office:value-type="string">
            <text:p>Sampled (8)</text:p>
          </table:table-cell>
          <table:table-cell table:style-name="ce1" office:value-type="float" office:value="194.259">
            <text:p>194,259</text:p>
          </table:table-cell>
          <table:table-cell/>
          <table:table-cell office:value-type="string">
            <text:p>Sampled (16)</text:p>
          </table:table-cell>
          <table:table-cell table:style-name="ce1" office:value-type="float" office:value="176.301">
            <text:p>176,301</text:p>
          </table:table-cell>
          <table:table-cell/>
          <table:table-cell office:value-type="string">
            <text:p>Locate</text:p>
          </table:table-cell>
          <table:table-cell/>
        </table:table-row>
        <table:table-row table:style-name="ro1">
          <table:table-cell office:value-type="string">
            <text:p>Sample rate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.$L3]+[.D$1]" office:value-type="float" office:value="712.156">
            <text:p>712,156</text:p>
          </table:table-cell>
          <table:table-cell table:formula="of:=[.M3]" office:value-type="float" office:value="3.49817">
            <text:p>3,49817</text:p>
          </table:table-cell>
          <table:table-cell/>
          <table:table-cell table:formula="of:=[.$L3]+[.G$1]" office:value-type="float" office:value="782.977">
            <text:p>782,977</text:p>
          </table:table-cell>
          <table:table-cell office:value-type="float" office:value="2.21664">
            <text:p>2,21664</text:p>
          </table:table-cell>
          <table:table-cell/>
          <table:table-cell table:formula="of:=[.$L3]+[.J$1]" office:value-type="float" office:value="765.019">
            <text:p>765,019</text:p>
          </table:table-cell>
          <table:table-cell office:value-type="float" office:value="3.22776">
            <text:p>3,22776</text:p>
          </table:table-cell>
          <table:table-cell/>
          <table:table-cell office:value-type="float" office:value="588.718">
            <text:p>588,718</text:p>
          </table:table-cell>
          <table:table-cell office:value-type="float" office:value="3.49817">
            <text:p>3,49817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.$L4]+[.D$1]" office:value-type="float" office:value="523.897">
            <text:p>523,897</text:p>
          </table:table-cell>
          <table:table-cell table:formula="of:=[.M4]" office:value-type="float" office:value="7.49512">
            <text:p>7,49512</text:p>
          </table:table-cell>
          <table:table-cell/>
          <table:table-cell table:formula="of:=[.$L4]+[.G$1]" office:value-type="float" office:value="594.718">
            <text:p>594,718</text:p>
          </table:table-cell>
          <table:table-cell table:formula="of:=[.G$3]" office:value-type="float" office:value="2.21664">
            <text:p>2,21664</text:p>
          </table:table-cell>
          <table:table-cell/>
          <table:table-cell table:formula="of:=[.$L4]+[.J$1]" office:value-type="float" office:value="576.76">
            <text:p>576,76</text:p>
          </table:table-cell>
          <table:table-cell table:formula="of:=[.J$3]" office:value-type="float" office:value="3.22776">
            <text:p>3,22776</text:p>
          </table:table-cell>
          <table:table-cell/>
          <table:table-cell office:value-type="float" office:value="400.459">
            <text:p>400,459</text:p>
          </table:table-cell>
          <table:table-cell office:value-type="float" office:value="7.49512">
            <text:p>7,495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[.$L5]+[.D$1]" office:value-type="float" office:value="429.356">
            <text:p>429,356</text:p>
          </table:table-cell>
          <table:table-cell table:formula="of:=[.M5]" office:value-type="float" office:value="15.489">
            <text:p>15,489</text:p>
          </table:table-cell>
          <table:table-cell/>
          <table:table-cell table:formula="of:=[.$L5]+[.G$1]" office:value-type="float" office:value="500.177">
            <text:p>500,177</text:p>
          </table:table-cell>
          <table:table-cell table:formula="of:=[.G$3]" office:value-type="float" office:value="2.21664">
            <text:p>2,21664</text:p>
          </table:table-cell>
          <table:table-cell/>
          <table:table-cell table:formula="of:=[.$L5]+[.J$1]" office:value-type="float" office:value="482.219">
            <text:p>482,219</text:p>
          </table:table-cell>
          <table:table-cell table:formula="of:=[.J$3]" office:value-type="float" office:value="3.22776">
            <text:p>3,22776</text:p>
          </table:table-cell>
          <table:table-cell/>
          <table:table-cell office:value-type="float" office:value="305.918">
            <text:p>305,918</text:p>
          </table:table-cell>
          <table:table-cell office:value-type="float" office:value="15.489">
            <text:p>15,489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$L6]+[.D$1]" office:value-type="float" office:value="382.224">
            <text:p>382,224</text:p>
          </table:table-cell>
          <table:table-cell table:formula="of:=[.M6]" office:value-type="float" office:value="31.5036">
            <text:p>31,5036</text:p>
          </table:table-cell>
          <table:table-cell/>
          <table:table-cell table:formula="of:=[.$L6]+[.G$1]" office:value-type="float" office:value="453.045">
            <text:p>453,045</text:p>
          </table:table-cell>
          <table:table-cell table:formula="of:=[.G$3]" office:value-type="float" office:value="2.21664">
            <text:p>2,21664</text:p>
          </table:table-cell>
          <table:table-cell/>
          <table:table-cell table:formula="of:=[.$L6]+[.J$1]" office:value-type="float" office:value="435.087">
            <text:p>435,087</text:p>
          </table:table-cell>
          <table:table-cell table:formula="of:=[.J$3]" office:value-type="float" office:value="3.22776">
            <text:p>3,22776</text:p>
          </table:table-cell>
          <table:table-cell/>
          <table:table-cell office:value-type="float" office:value="258.786">
            <text:p>258,786</text:p>
          </table:table-cell>
          <table:table-cell office:value-type="float" office:value="31.5036">
            <text:p>31,5036</text:p>
          </table:table-cell>
        </table:table-row>
      </table:table>
      <table:table table:name="fiwiki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>
            <text:p>PLCP</text:p>
          </table:table-cell>
          <table:table-cell office:value-type="float" office:value="1.94454">
            <text:p>1,94454</text:p>
          </table:table-cell>
          <table:table-cell/>
          <table:table-cell office:value-type="string">
            <text:p>Sampled (16)</text:p>
          </table:table-cell>
          <table:table-cell table:style-name="ce1" office:value-type="float" office:value="102.485">
            <text:p>102,485</text:p>
          </table:table-cell>
          <table:table-cell/>
          <table:table-cell office:value-type="string">
            <text:p>Sampled (32)</text:p>
          </table:table-cell>
          <table:table-cell table:style-name="ce1" office:value-type="float" office:value="54.2718">
            <text:p>54,2718</text:p>
          </table:table-cell>
          <table:table-cell/>
          <table:table-cell office:value-type="string">
            <text:p>Sampled (64)</text:p>
          </table:table-cell>
          <table:table-cell table:style-name="ce1" office:value-type="float" office:value="29.2362">
            <text:p>29,2362</text:p>
          </table:table-cell>
          <table:table-cell/>
          <table:table-cell office:value-type="string">
            <text:p>Locate</text:p>
          </table:table-cell>
          <table:table-cell/>
        </table:table-row>
        <table:table-row table:style-name="ro1">
          <table:table-cell office:value-type="string">
            <text:p>Sample rate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[.$O3]+[.D$1]" office:value-type="float" office:value="101.19494">
            <text:p>101,19494</text:p>
          </table:table-cell>
          <table:table-cell table:formula="of:=[.P3]" office:value-type="float" office:value="15.4975">
            <text:p>15,4975</text:p>
          </table:table-cell>
          <table:table-cell/>
          <table:table-cell table:formula="of:=[.$O3]+[.G$1]" office:value-type="float" office:value="201.7354">
            <text:p>201,7354</text:p>
          </table:table-cell>
          <table:table-cell table:style-name="ce1" office:value-type="float" office:value="7.45437">
            <text:p>7,45437</text:p>
          </table:table-cell>
          <table:table-cell/>
          <table:table-cell table:formula="of:=[.$O3]+[.J$1]" office:value-type="float" office:value="153.5222">
            <text:p>153,5222</text:p>
          </table:table-cell>
          <table:table-cell table:style-name="ce1" office:value-type="float" office:value="15.3499">
            <text:p>15,3499</text:p>
          </table:table-cell>
          <table:table-cell/>
          <table:table-cell table:formula="of:=[.$O3]+[.M$1]" office:value-type="float" office:value="128.4866">
            <text:p>128,4866</text:p>
          </table:table-cell>
          <table:table-cell table:style-name="ce1" office:value-type="float" office:value="31.0828">
            <text:p>31,0828</text:p>
          </table:table-cell>
          <table:table-cell/>
          <table:table-cell office:value-type="float" office:value="99.2504">
            <text:p>99,2504</text:p>
          </table:table-cell>
          <table:table-cell office:value-type="float" office:value="15.4975">
            <text:p>15,4975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$O4]+[.D$1]" office:value-type="float" office:value="54.24574">
            <text:p>54,24574</text:p>
          </table:table-cell>
          <table:table-cell table:formula="of:=[.P4]" office:value-type="float" office:value="31.4768">
            <text:p>31,4768</text:p>
          </table:table-cell>
          <table:table-cell/>
          <table:table-cell table:formula="of:=[.$O4]+[.G$1]" office:value-type="float" office:value="154.7862">
            <text:p>154,7862</text:p>
          </table:table-cell>
          <table:table-cell table:formula="of:=[.G$3]" office:value-type="float" office:value="7.45437">
            <text:p>7,45437</text:p>
          </table:table-cell>
          <table:table-cell/>
          <table:table-cell table:formula="of:=[.$O4]+[.J$1]" office:value-type="float" office:value="106.573">
            <text:p>106,573</text:p>
          </table:table-cell>
          <table:table-cell table:formula="of:=[.J$3]" office:value-type="float" office:value="15.3499">
            <text:p>15,3499</text:p>
          </table:table-cell>
          <table:table-cell/>
          <table:table-cell table:formula="of:=[.$O4]+[.M$1]" office:value-type="float" office:value="81.5374">
            <text:p>81,5374</text:p>
          </table:table-cell>
          <table:table-cell table:formula="of:=[.M$3]" office:value-type="float" office:value="31.0828">
            <text:p>31,0828</text:p>
          </table:table-cell>
          <table:table-cell/>
          <table:table-cell office:value-type="float" office:value="52.3012">
            <text:p>52,3012</text:p>
          </table:table-cell>
          <table:table-cell office:value-type="float" office:value="31.4768">
            <text:p>31,476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$O5]+[.D$1]" office:value-type="float" office:value="30.92424">
            <text:p>30,92424</text:p>
          </table:table-cell>
          <table:table-cell table:formula="of:=[.P5]" office:value-type="float" office:value="63.4489">
            <text:p>63,4489</text:p>
          </table:table-cell>
          <table:table-cell/>
          <table:table-cell table:formula="of:=[.$O5]+[.G$1]" office:value-type="float" office:value="131.4647">
            <text:p>131,4647</text:p>
          </table:table-cell>
          <table:table-cell table:formula="of:=[.G$3]" office:value-type="float" office:value="7.45437">
            <text:p>7,45437</text:p>
          </table:table-cell>
          <table:table-cell/>
          <table:table-cell table:formula="of:=[.$O5]+[.J$1]" office:value-type="float" office:value="83.2515">
            <text:p>83,2515</text:p>
          </table:table-cell>
          <table:table-cell table:formula="of:=[.J$3]" office:value-type="float" office:value="15.3499">
            <text:p>15,3499</text:p>
          </table:table-cell>
          <table:table-cell/>
          <table:table-cell table:formula="of:=[.$O5]+[.M$1]" office:value-type="float" office:value="58.2159">
            <text:p>58,2159</text:p>
          </table:table-cell>
          <table:table-cell table:formula="of:=[.M$3]" office:value-type="float" office:value="31.0828">
            <text:p>31,0828</text:p>
          </table:table-cell>
          <table:table-cell/>
          <table:table-cell office:value-type="float" office:value="28.9797">
            <text:p>28,9797</text:p>
          </table:table-cell>
          <table:table-cell office:value-type="float" office:value="63.4489">
            <text:p>63,448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[.$O6]+[.D$1]" office:value-type="float" office:value="19.23484">
            <text:p>19,23484</text:p>
          </table:table-cell>
          <table:table-cell table:formula="of:=[.P6]" office:value-type="float" office:value="127.251">
            <text:p>127,251</text:p>
          </table:table-cell>
          <table:table-cell/>
          <table:table-cell table:formula="of:=[.$O6]+[.G$1]" office:value-type="float" office:value="119.7753">
            <text:p>119,7753</text:p>
          </table:table-cell>
          <table:table-cell table:formula="of:=[.G$3]" office:value-type="float" office:value="7.45437">
            <text:p>7,45437</text:p>
          </table:table-cell>
          <table:table-cell/>
          <table:table-cell table:formula="of:=[.$O6]+[.J$1]" office:value-type="float" office:value="71.5621">
            <text:p>71,5621</text:p>
          </table:table-cell>
          <table:table-cell table:formula="of:=[.J$3]" office:value-type="float" office:value="15.3499">
            <text:p>15,3499</text:p>
          </table:table-cell>
          <table:table-cell/>
          <table:table-cell table:formula="of:=[.$O6]+[.M$1]" office:value-type="float" office:value="46.5265">
            <text:p>46,5265</text:p>
          </table:table-cell>
          <table:table-cell table:formula="of:=[.M$3]" office:value-type="float" office:value="31.0828">
            <text:p>31,0828</text:p>
          </table:table-cell>
          <table:table-cell/>
          <table:table-cell office:value-type="float" office:value="17.2903">
            <text:p>17,2903</text:p>
          </table:table-cell>
          <table:table-cell office:value-type="float" office:value="127.251">
            <text:p>127,251</text:p>
          </table:table-cell>
        </table:table-row>
      </table:table>
      <table:table table:name="para" table:style-name="ta1" table:print="false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>
            <text:p>PLCP</text:p>
          </table:table-cell>
          <table:table-cell office:value-type="float" office:value="12.8264">
            <text:p>12,8264</text:p>
          </table:table-cell>
          <table:table-cell/>
          <table:table-cell office:value-type="string">
            <text:p>Sampled (16)</text:p>
          </table:table-cell>
          <table:table-cell table:style-name="ce1" office:value-type="float" office:value="106.307">
            <text:p>106,307</text:p>
          </table:table-cell>
          <table:table-cell/>
          <table:table-cell office:value-type="string">
            <text:p>Sampled (32)</text:p>
          </table:table-cell>
          <table:table-cell table:style-name="ce1" office:value-type="float" office:value="66.5012">
            <text:p>66,5012</text:p>
          </table:table-cell>
          <table:table-cell/>
          <table:table-cell office:value-type="string">
            <text:p>Sampled (64)</text:p>
          </table:table-cell>
          <table:table-cell table:style-name="ce1" office:value-type="float" office:value="45.95">
            <text:p>45,95</text:p>
          </table:table-cell>
          <table:table-cell/>
          <table:table-cell office:value-type="string">
            <text:p>Locate</text:p>
          </table:table-cell>
          <table:table-cell/>
        </table:table-row>
        <table:table-row table:style-name="ro1">
          <table:table-cell office:value-type="string">
            <text:p>Sample rate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  <table:table-cell/>
          <table:table-cell office:value-type="string">
            <text:p>Size</text:p>
          </table:table-cell>
          <table:table-cell office:value-type="string">
            <text:p>Steps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[.$O3]+[.D$1]" office:value-type="float" office:value="150.5324">
            <text:p>150,5324</text:p>
          </table:table-cell>
          <table:table-cell table:formula="of:=[.P3]" office:value-type="float" office:value="15.4907">
            <text:p>15,4907</text:p>
          </table:table-cell>
          <table:table-cell/>
          <table:table-cell table:formula="of:=[.$O3]+[.G$1]" office:value-type="float" office:value="244.013">
            <text:p>244,013</text:p>
          </table:table-cell>
          <table:table-cell table:style-name="ce1" office:value-type="float" office:value="7.15917">
            <text:p>7,15917</text:p>
          </table:table-cell>
          <table:table-cell/>
          <table:table-cell table:formula="of:=[.$O3]+[.J$1]" office:value-type="float" office:value="204.2072">
            <text:p>204,2072</text:p>
          </table:table-cell>
          <table:table-cell table:style-name="ce1" office:value-type="float" office:value="14.6768">
            <text:p>14,6768</text:p>
          </table:table-cell>
          <table:table-cell/>
          <table:table-cell table:formula="of:=[.$O3]+[.M$1]" office:value-type="float" office:value="183.656">
            <text:p>183,656</text:p>
          </table:table-cell>
          <table:table-cell table:style-name="ce1" office:value-type="float" office:value="29.4584">
            <text:p>29,4584</text:p>
          </table:table-cell>
          <table:table-cell/>
          <table:table-cell office:value-type="float" office:value="137.706">
            <text:p>137,706</text:p>
          </table:table-cell>
          <table:table-cell office:value-type="float" office:value="15.4907">
            <text:p>15,4907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$O4]+[.D$1]" office:value-type="float" office:value="102.2793">
            <text:p>102,2793</text:p>
          </table:table-cell>
          <table:table-cell table:formula="of:=[.P4]" office:value-type="float" office:value="31.4726">
            <text:p>31,4726</text:p>
          </table:table-cell>
          <table:table-cell/>
          <table:table-cell table:formula="of:=[.$O4]+[.G$1]" office:value-type="float" office:value="195.7599">
            <text:p>195,7599</text:p>
          </table:table-cell>
          <table:table-cell table:formula="of:=[.G$3]" office:value-type="float" office:value="7.15917">
            <text:p>7,15917</text:p>
          </table:table-cell>
          <table:table-cell/>
          <table:table-cell table:formula="of:=[.$O4]+[.J$1]" office:value-type="float" office:value="155.9541">
            <text:p>155,9541</text:p>
          </table:table-cell>
          <table:table-cell table:formula="of:=[.J$3]" office:value-type="float" office:value="14.6768">
            <text:p>14,6768</text:p>
          </table:table-cell>
          <table:table-cell/>
          <table:table-cell table:formula="of:=[.$O4]+[.M$1]" office:value-type="float" office:value="135.4029">
            <text:p>135,4029</text:p>
          </table:table-cell>
          <table:table-cell table:formula="of:=[.M$3]" office:value-type="float" office:value="29.4584">
            <text:p>29,4584</text:p>
          </table:table-cell>
          <table:table-cell/>
          <table:table-cell office:value-type="float" office:value="89.4529">
            <text:p>89,4529</text:p>
          </table:table-cell>
          <table:table-cell office:value-type="float" office:value="31.4726">
            <text:p>31,472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$O5]+[.D$1]" office:value-type="float" office:value="78.2833">
            <text:p>78,2833</text:p>
          </table:table-cell>
          <table:table-cell table:formula="of:=[.P5]" office:value-type="float" office:value="63.4962">
            <text:p>63,4962</text:p>
          </table:table-cell>
          <table:table-cell/>
          <table:table-cell table:formula="of:=[.$O5]+[.G$1]" office:value-type="float" office:value="171.7639">
            <text:p>171,7639</text:p>
          </table:table-cell>
          <table:table-cell table:formula="of:=[.G$3]" office:value-type="float" office:value="7.15917">
            <text:p>7,15917</text:p>
          </table:table-cell>
          <table:table-cell/>
          <table:table-cell table:formula="of:=[.$O5]+[.J$1]" office:value-type="float" office:value="131.9581">
            <text:p>131,9581</text:p>
          </table:table-cell>
          <table:table-cell table:formula="of:=[.J$3]" office:value-type="float" office:value="14.6768">
            <text:p>14,6768</text:p>
          </table:table-cell>
          <table:table-cell/>
          <table:table-cell table:formula="of:=[.$O5]+[.M$1]" office:value-type="float" office:value="111.4069">
            <text:p>111,4069</text:p>
          </table:table-cell>
          <table:table-cell table:formula="of:=[.M$3]" office:value-type="float" office:value="29.4584">
            <text:p>29,4584</text:p>
          </table:table-cell>
          <table:table-cell/>
          <table:table-cell office:value-type="float" office:value="65.4569">
            <text:p>65,4569</text:p>
          </table:table-cell>
          <table:table-cell office:value-type="float" office:value="63.4962">
            <text:p>63,496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/>
          <table:table-cell table:formula="of:=[.$O6]+[.D$1]" office:value-type="float" office:value="66.2341">
            <text:p>66,2341</text:p>
          </table:table-cell>
          <table:table-cell table:formula="of:=[.P6]" office:value-type="float" office:value="127.579">
            <text:p>127,579</text:p>
          </table:table-cell>
          <table:table-cell/>
          <table:table-cell table:formula="of:=[.$O6]+[.G$1]" office:value-type="float" office:value="159.7147">
            <text:p>159,7147</text:p>
          </table:table-cell>
          <table:table-cell table:formula="of:=[.G$3]" office:value-type="float" office:value="7.15917">
            <text:p>7,15917</text:p>
          </table:table-cell>
          <table:table-cell/>
          <table:table-cell table:formula="of:=[.$O6]+[.J$1]" office:value-type="float" office:value="119.9089">
            <text:p>119,9089</text:p>
          </table:table-cell>
          <table:table-cell table:formula="of:=[.J$3]" office:value-type="float" office:value="14.6768">
            <text:p>14,6768</text:p>
          </table:table-cell>
          <table:table-cell/>
          <table:table-cell table:formula="of:=[.$O6]+[.M$1]" office:value-type="float" office:value="99.3577">
            <text:p>99,3577</text:p>
          </table:table-cell>
          <table:table-cell table:formula="of:=[.M$3]" office:value-type="float" office:value="29.4584">
            <text:p>29,4584</text:p>
          </table:table-cell>
          <table:table-cell/>
          <table:table-cell office:value-type="float" office:value="53.4077">
            <text:p>53,4077</text:p>
          </table:table-cell>
          <table:table-cell office:value-type="float" office:value="127.579">
            <text:p>127,5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.12.2011</text:date>, <text:time>04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8T14:17:54</meta:creation-date>
    <dc:date>2011-12-19T04:25:48</dc:date>
    <meta:editing-duration>PT13H22M24S</meta:editing-duration>
    <meta:editing-cycles>7</meta:editing-cycles>
    <meta:generator>LibreOffice/3.3$Unix LibreOffice_project/330m19$Build-6</meta:generator>
    <meta:document-statistic meta:table-count="4" meta:cell-count="232" meta:object-count="0"/>
  </office:meta>
</office:document-meta>
</file>